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itionEquation.fillRow( double [ ] row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titionEquation.PartitionEquation( int begin , int end , int parent ,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